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Text_20_body">
      <style:paragraph-properties fo:margin-top="0cm" fo:margin-bottom="0cm"/>
      <style:text-properties fo:font-weight="bold"/>
    </style:style>
    <style:style style:name="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4" style:family="paragraph" style:parent-style-name="OOoFooter">
      <style:paragraph-properties fo:text-align="end" style:justify-single-word="false"/>
    </style:style>
    <style:style style:name="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6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OOoTextBody">
      <style:text-properties fo:language="en" fo:country="US" fo:background-color="transparent"/>
    </style:style>
    <style:style style:name="P8" style:family="paragraph" style:parent-style-name="OOoTextBody">
      <style:text-properties fo:font-weight="bold"/>
    </style:style>
    <style:style style:name="P9" style:family="paragraph" style:parent-style-name="OOoTextBody">
      <style:text-properties style:font-name="Arial1" fo:font-size="16pt" fo:font-weight="bold"/>
    </style:style>
    <style:style style:name="P10" style:family="paragraph" style:parent-style-name="OOoTextBody" style:master-page-name="Standard">
      <style:paragraph-properties style:page-number="auto"/>
      <style:text-properties fo:font-weight="bold"/>
    </style:style>
    <style:style style:name="P11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OOoTextBody" style:list-style-name="L3">
      <style:text-properties fo:font-style="normal" fo:font-weight="normal" style:font-style-asian="normal" style:font-weight-asian="normal" style:font-style-complex="normal" style:font-weight-complex="normal"/>
    </style:style>
    <style:style style:name="P14" style:family="paragraph" style:parent-style-name="OOoTextBody" style:list-style-name="L4"/>
    <style:style style:name="P15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T1" style:family="text">
      <style:text-properties fo:background-color="transparent"/>
    </style:style>
    <style:style style:name="T2" style:family="text">
      <style:text-properties fo:color="#0000ff"/>
    </style:style>
    <style:style style:name="T3" style:family="text">
      <style:text-properties fo:font-size="10pt" style:font-size-asian="10pt" style:font-size-complex="10pt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able of Contents1">
        <text:p text:style-name="P10"/>
        <text:p text:style-name="P8"/>
        <text:table-of-content text:style-name="Sect2" text:protected="true" text:name="Table of Contents2">
          <text:table-of-content-source text:outline-level="10" text:index-scope="chapter">
            <text:index-title-template text:style-name="OOoToCHead">Table of Contents</text:index-title-template>
            <text:table-of-content-entry-template text:outline-level="1" text:style-name="OOoContents_20_1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OOoContents_20_2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OOoContents_20_3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OOoContents_20_4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ternet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2_Head">
              <text:p text:style-name="OOoToCHead">Table of Contents</text:p>
            </text:index-title>
            <text:p text:style-name="P15"><text:a xlink:type="simple" xlink:href="#__RefHeading__27828_1255028942" text:style-name="Internet_20_link" text:visited-style-name="Internet_20_link">1 - Introduction to Eeschema<text:tab/>1</text:a></text:p>
            <text:p text:style-name="P16"><text:a xlink:type="simple" xlink:href="#__RefHeading__27830_1255028942" text:style-name="Internet_20_link" text:visited-style-name="Internet_20_link">1.1 - Description<text:tab/>1</text:a></text:p>
            <text:p text:style-name="P16"><text:a xlink:type="simple" xlink:href="#__RefHeading__27832_1255028942" text:style-name="Internet_20_link" text:visited-style-name="Internet_20_link">1.2 - Technical overview<text:tab/>1</text:a></text:p>
          </text:index-body>
        </text:table-of-content>
        <text:p text:style-name="P9"/>
        <text:p text:style-name="P9"/>
      </text:section>
      <text:h text:style-name="OOoHeading_20_1" text:outline-level="1"><text:bookmark text:name="__RefHeading__27828_1255028942"/>Introduction to Eeschema<text:bookmark-end text:name="__RefHeading__27828_1255028942"/></text:h>
      <text:h text:style-name="OOoHeading_20_2" text:outline-level="2"><text:bookmark text:name="__RefHeading__27830_1255028942"/>Description<text:bookmark-end text:name="__RefHeading__27830_1255028942"/></text:h>
      <text:p text:style-name="P6"><text:span text:style-name="T1">Eeschema</text:span> is powerful schematic capture software distributed as part of KiCad and available under the <text:span text:style-name="T1">following </text:span>operating systems:</text:p>
      <text:list xml:id="list28276087" text:style-name="L1">
        <text:list-item>
          <text:p text:style-name="P11">Linux.</text:p>
        </text:list-item>
        <text:list-item>
          <text:p text:style-name="P11">Apple OS X (experimental).</text:p>
        </text:list-item>
        <text:list-item>
          <text:p text:style-name="P11">Windows <text:span text:style-name="T1">XP, Windows </text:span>2000, Windows 7.</text:p>
        </text:list-item>
      </text:list>
      <text:p text:style-name="P6">Regardless of the OS, all Eeschema files are 100% compatible from one OS to another.</text:p>
      <text:p text:style-name="P6">Eeschema is an integrated software where all functions of drawing, control, layout, library management and access to the PCB design software are carried out within Eeschema itself.</text:p>
      <text:p text:style-name="P6">Eeschema allows the use of hierarchical drawings using multi-sheets diagrams. Eeschema handles:</text:p>
      <text:list xml:id="list28294711" text:style-name="L2">
        <text:list-item>
          <text:p text:style-name="P12">Flat hierarchies.</text:p>
        </text:list-item>
        <text:list-item>
          <text:p text:style-name="P12">Simple hierarchies.</text:p>
        </text:list-item>
        <text:list-item>
          <text:p text:style-name="P12">Complex hierarchies.</text:p>
        </text:list-item>
      </text:list>
      <text:p text:style-name="P6">Eeschema is intended to work with printed circuit software such as PcbNew, for which it can provide the Netlist file, which describes the electrical connections of the PCB.</text:p>
      <text:p text:style-name="P6">Eeschema also integrates a component editor which allows the creation, editing, and visualization of components, as well as the handling of the symbol libraries (Import, export, addition and deletion of library components).</text:p>
      <text:p text:style-name="P6">Eeschema integrates the following additional but essential functions needed for modern schematic capture software:</text:p>
      <text:list xml:id="list28296892" text:style-name="L3">
        <text:list-item>
          <text:p text:style-name="P13">Design rules check (DRC) for the automatic control of incorrect connections and inputs of components left unconnected.</text:p>
        </text:list-item>
        <text:list-item>
          <text:p text:style-name="P13">Generation of layout files in POSTSCRIPT or HPGL format.</text:p>
        </text:list-item>
        <text:list-item>
          <text:p text:style-name="P13">Generation of layout files printable via local printer.</text:p>
        </text:list-item>
        <text:list-item>
          <text:p text:style-name="P13">Bill of Material generation.</text:p>
        </text:list-item>
        <text:list-item>
          <text:p text:style-name="P13">Netlist generation for PCB layout or for simulation.</text:p>
        </text:list-item>
      </text:list>
      <text:h text:style-name="OOoHeading_20_2" text:outline-level="2"><text:bookmark text:name="__RefHeading__27832_1255028942"/>Technical overview<text:bookmark-end text:name="__RefHeading__27832_1255028942"/></text:h>
      <text:p text:style-name="OOoTextBody">Eeschema is limited only by the available memory. There is thus no real limitation to the component count, number of component pins, connections, sheets. Eeschema allows simple or multi-sheet diagrams.</text:p>
      <text:p text:style-name="OOoTextBody"><text:soft-page-break/>In the case of multi sheets diagrams, the representation is hierarchical, and the access to each sheet is immediate.</text:p>
      <text:p text:style-name="OOoTextBody">Eeschema can use multi-sheet diagrams of this type:</text:p>
      <text:list xml:id="list28288789" text:style-name="L4">
        <text:list-item>
          <text:p text:style-name="P14">Simple hierarchies (each diagram is used only once).</text:p>
        </text:list-item>
        <text:list-item>
          <text:p text:style-name="P14">Complex hierarchies (some diagram is used more than once, multiple instances).</text:p>
        </text:list-item>
        <text:list-item>
          <text:p text:style-name="P14">Flat hierarchies (some diagrams not explicitly connected in a master diagram).</text:p>
        </text:list-item>
      </text:list>
      <text:p text:style-name="P7">The maximum size of the drawings is always adjustable from A4 format to A0 or from A to E format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/>
      <style:text-properties fo:font-size="6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Endnote_20_Symbol" style:display-name="Endnote Symbol" style:family="text"/>
    <style:style style:name="Page_20_Number" style:display-name="Page Number" style:family="text">
      <style:text-properties style:font-name="Liberation Sans"/>
    </style:style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/>
      </text:outline-level-style>
      <text:outline-level-style text:level="2" style:num-suffix=" - " style:num-format="1" text:display-levels="2">
        <style:list-level-properties/>
      </text:outline-level-style>
      <text:outline-level-style text:level="3" style:num-suffix=" - " style:num-format="1" text:display-levels="3">
        <style:list-level-properties/>
      </text:outline-level-style>
      <text:outline-level-style text:level="4" style:num-suffix=" - " style:num-format="1" text:display-levels="4">
        <style:list-level-properties/>
      </text:outline-level-style>
      <text:outline-level-style text:level="5" style:num-suffix=" - " style:num-format="1" text:display-levels="5">
        <style:list-level-properties/>
      </text:outline-level-style>
      <text:outline-level-style text:level="6" style:num-suffix=" - " style:num-format="1" text:display-levels="6">
        <style:list-level-properties/>
      </text:outline-level-style>
      <text:outline-level-style text:level="7" style:num-suffix=" - " style:num-format="1" text:display-levels="7">
        <style:list-level-properties/>
      </text:outline-level-style>
      <text:outline-level-style text:level="8" style:num-suffix=" - " style:num-format="1" text:display-levels="8">
        <style:list-level-properties/>
      </text:outline-level-style>
      <text:outline-level-style text:level="9" style:num-suffix=" - " style:num-format="1" text:display-levels="9">
        <style:list-level-properties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margin-top="0cm" fo:margin-bottom="0cm"/>
      <style:text-properties fo:font-weight="bold"/>
    </style:style>
    <style:style style:name="MP2" style:family="paragraph" style:parent-style-name="Text_20_body">
      <style:paragraph-properties fo:margin-top="0cm" fo:margin-bottom="0cm"/>
    </style:style>
    <style:style style:name="MP3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4" style:family="paragraph" style:parent-style-name="OOoFooter">
      <style:paragraph-properties fo:text-align="end" style:justify-single-word="false"/>
    </style:style>
    <style:style style:name="MP5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background-color="transparent"/>
    </style:style>
    <style:style style:name="MT2" style:family="text">
      <style:text-properties fo:color="#0000ff"/>
    </style:style>
    <style:style style:name="MT3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3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.21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8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HTML" style:page-layout-name="Mpm2">
      <style:header>
        <text:p text:style-name="MP1"><text:span text:style-name="MT1">Eeschema</text:span>: Presentation</text:p>
        <text:p text:style-name="Text_20_body"/>
      </style:header>
      <style:footer>
        <text:p text:style-name="MP2"><text:span text:style-name="MT2">Presentation Page 1 -</text:span> <text:page-number text:select-page="current"/></text:p>
      </style:footer>
    </style:master-page>
    <style:master-page style:name="Endnote" style:page-layout-name="Mpm3"/>
    <style:master-page style:name="OOoPageStyle" style:page-layout-name="Mpm4">
      <style:footer>
        <text:p text:style-name="MP3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FirstPage" style:page-layout-name="Mpm5" style:next-style-name="OOoCopyright"/>
    <style:master-page style:name="OOoCopyright" style:page-layout-name="Mpm6" style:next-style-name="OOoFrontMatter">
      <style:footer>
        <text:p text:style-name="MP4"><text:span text:style-name="MT3">Documentation for LibreOffice is available at </text:span><text:a xlink:type="simple" xlink:href="http://www.libreoffice.org/"><text:span text:style-name="Internet_20_link"><text:span text:style-name="MT3">www.libreoffice.org</text:span></text:span></text:a></text:p>
      </style:footer>
    </style:master-page>
    <style:master-page style:name="OOoFrontMatter" style:page-layout-name="Mpm7">
      <style:footer>
        <text:p text:style-name="OOoFooter"><text:title>Eeschema, chap1: Presentation</text:title><text:tab/><text:page-number text:select-page="current"/></text:p>
      </style:footer>
      <style:footer-left>
        <text:p text:style-name="OOoFooter"><text:page-number text:select-page="current"/><text:tab/><text:title>Eeschema, chap1: Presentation</text:title></text:p>
      </style:footer-left>
    </style:master-page>
    <style:master-page style:name="OOoOneColumn" style:page-layout-name="Mpm8">
      <style:footer>
        <text:p text:style-name="MP5"><text:title>Eeschema, chap1: Presentation</text:title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dc:title>Eeschema, chap1: Presentation</dc:title>
    <meta:initial-creator>IUT</meta:initial-creator>
    <meta:creation-date>1996-01-27T13:47:00</meta:creation-date>
    <dc:date>2011-11-12T08:16:55.26</dc:date>
    <dc:language>fr-FR</dc:language>
    <meta:editing-cycles>25</meta:editing-cycles>
    <meta:editing-duration>PT44M11S</meta:editing-duration>
    <meta:document-statistic meta:table-count="0" meta:image-count="0" meta:object-count="0" meta:page-count="2" meta:paragraph-count="40" meta:word-count="385" meta:character-count="2517" meta:non-whitespace-character-count="217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